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paragraph-properties fo:text-align="center" style:justify-single-word="false"/>
      <style:text-properties fo:font-size="44pt" style:text-underline-style="solid" style:text-underline-width="auto" style:text-underline-color="font-color" style:text-underline-mode="continuous" style:text-overline-mode="continuous" style:text-line-through-mode="continuous" style:font-size-asian="44pt" style:font-size-complex="44pt"/>
    </style:style>
    <style:style style:name="P4" style:family="paragraph" style:parent-style-name="Standard">
      <style:paragraph-properties fo:text-align="center" style:justify-single-word="false"/>
      <style:text-properties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rsid="000f202e" officeooo:paragraph-rsid="000f202e" style:font-size-asian="14pt" style:font-size-complex="14pt"/>
    </style:style>
    <style:style style:name="P7" style:family="paragraph" style:parent-style-name="Standard">
      <style:text-properties fo:font-size="14pt" officeooo:rsid="0010bdb7" officeooo:paragraph-rsid="0010bdb7" style:font-size-asian="14pt" style:font-size-complex="14pt"/>
    </style:style>
    <style:style style:name="P8"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9"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0" style:family="paragraph" style:parent-style-name="Standard">
      <style:text-properties officeooo:paragraph-rsid="000e328e"/>
    </style:style>
    <style:style style:name="P11" style:family="paragraph" style:parent-style-name="Standard">
      <style:text-properties officeooo:paragraph-rsid="0011adac"/>
    </style:style>
    <style:style style:name="P12" style:family="paragraph" style:parent-style-name="Standard">
      <style:text-properties officeooo:paragraph-rsid="0013fdef"/>
    </style:style>
    <style:style style:name="P13" style:family="paragraph" style:parent-style-name="Standard">
      <style:paragraph-properties fo:margin-left="0cm" fo:margin-right="0cm" fo:text-indent="1.249cm" style:auto-text-indent="false"/>
    </style:style>
    <style:style style:name="P14" style:family="paragraph" style:parent-style-name="Standard" style:master-page-name="MP0">
      <style:paragraph-properties fo:text-align="center" style:justify-single-word="false" style:page-number="auto" fo:break-before="pag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15" style:family="paragraph">
      <style:paragraph-properties fo:text-align="center" style:writing-mode="lr-tb"/>
    </style:style>
    <style:style style:name="P16" style:family="paragraph">
      <loext:graphic-properties draw:fill="solid" draw:fill-color="#729fcf" draw:opacity="100%"/>
      <style:paragraph-properties style:writing-mode="lr-tb" style:font-independent-line-spacing="false"/>
    </style:style>
    <style:style style:name="P17" style:family="paragraph">
      <loext:graphic-properties draw:fill="none"/>
    </style:style>
    <style:style style:name="T1" style:family="text">
      <style:text-properties fo:font-size="14pt" style:font-size-asian="14pt" style:font-size-complex="14pt"/>
    </style:style>
    <style:style style:name="T2" style:family="text">
      <style:text-properties fo:font-size="14pt" officeooo:rsid="000e328e" style:font-size-asian="14pt" style:font-size-complex="14pt"/>
    </style:style>
    <style:style style:name="T3" style:family="text">
      <style:text-properties fo:font-size="14pt" officeooo:rsid="000ea1f5" style:font-size-asian="14pt" style:font-size-complex="14pt"/>
    </style:style>
    <style:style style:name="T4" style:family="text">
      <style:text-properties fo:font-size="14pt" style:font-size-asian="14pt" style:language-asian="fr" style:country-asian="FR" style:font-size-complex="14pt"/>
    </style:style>
    <style:style style:name="T5"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11adac" style:font-size-asian="14pt" style:font-weight-asian="bold" style:font-size-complex="14pt" style:font-weight-complex="bold"/>
    </style:style>
    <style:style style:name="T7" style:family="text">
      <style:text-properties fo:font-size="14pt" style:text-underline-style="none" fo:font-weight="normal" officeooo:rsid="0011adac" style:font-size-asian="14pt" style:font-weight-asian="normal" style:font-size-complex="14pt" style:font-weight-complex="normal"/>
    </style:style>
    <style:style style:name="T8" style:family="text">
      <style:text-properties fo:font-size="14pt" style:text-underline-style="none" fo:font-weight="normal" officeooo:rsid="0013fdef" style:font-size-asian="14pt" style:font-weight-asian="normal" style:font-size-complex="14pt" style:font-weight-complex="normal"/>
    </style:style>
    <style:style style:name="T9" style:family="text">
      <style:text-properties fo:font-size="14pt" style:text-underline-style="none" fo:font-weight="normal" officeooo:rsid="00150a1b" style:font-size-asian="14pt" style:font-weight-asian="normal" style:font-size-complex="14pt" style:font-weight-complex="normal"/>
    </style:style>
    <style:style style:name="T10" style:family="text">
      <style:text-properties officeooo:rsid="000e328e"/>
    </style:style>
    <style:style style:name="T11" style:family="text">
      <style:text-properties officeooo:rsid="000ea1f5"/>
    </style:style>
    <style:style style:name="T12" style:family="text">
      <style:text-properties officeooo:rsid="0010bdb7"/>
    </style:style>
    <style:style style:name="T13" style:family="text">
      <style:text-properties officeooo:rsid="0011adac"/>
    </style:style>
    <style:style style:name="gr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svg:stroke-opacity="100%" draw:fill="non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
      <text:p text:style-name="P2"/>
      <text:p text:style-name="P2"/>
      <text:p text:style-name="P2"/>
      <text:p text:style-name="P2"/>
      <text:p text:style-name="P3">Rapport de projet tram</text:p>
      <text:p text:style-name="P4">Année 217/2018</text:p>
      <text:p text:style-name="P1"/>
      <text:p text:style-name="P5"/>
      <text:p text:style-name="P5"/>
      <text:p text:style-name="P5"/>
      <text:p text:style-name="P5"/>
      <text:p text:style-name="P5"/>
      <text:p text:style-name="P5"/>
      <text:p text:style-name="P5"/>
      <text:p text:style-name="P5"/>
      <text:p text:style-name="P5"/>
      <text:p text:style-name="P5">Camille Henzelin, Laurine Hug, Julien Weissenberger, Xavier Scherrer</text:p>
      <text:p text:style-name="P8"><text:soft-page-break/>Introduction :</text:p>
      <text:p text:style-name="P13"><text:span text:style-name="Police_20_par_20_défaut"><text:span text:style-name="T1">Le projet qui nous a été donné consistait à développer un programme qui permet de simuler des lignes de tramways grâce à des informations donné au moyen de fichier externe pouvant être modifié directement à la main.</text:span></text:span></text:p>
      <text:p text:style-name="Standard"><text:span text:style-name="Police_20_par_20_défaut"><text:span text:style-name="T1"><text:tab/>Pour développer notre programme nous avons utilisé le logiciel CodeBlocks. Nous nous sommes également servis de winBGI afin de coder notre fenêtre graphique pour représenter les tramways sur nos différentes lignes et différents arrêt.</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9">Fonctionnement du programme :</text:p>
      <text:p text:style-name="P5"/>
      <text:p text:style-name="Standard"><text:span text:style-name="Police_20_par_20_défaut"><text:span text:style-name="T1"><text:tab/>Notre fonction main appelle la fonction chargerLignes. Cette fonction va récupérer les données du fichier externe afin de créer les lignes.</text:span></text:span></text:p>
      <text:p text:style-name="P5">Le fichier externe contient toutes les informations des lignes :</text:p>
      <text:p text:style-name="P5">- Le nombre d’arrêt qu’elles contiennent</text:p>
      <text:p text:style-name="P5">- Le nom, la durée de l’arrêt, la position en x et la position en y des arrêts</text:p>
      <text:p text:style-name="P5">- Le nombre de tramways</text:p>
      <text:p text:style-name="Standard"><text:span text:style-name="Police_20_par_20_défaut"><text:span text:style-name="T1">- Le numéro, la vitesse maximal, la vitesse, la distance minimale, le temps restant à l’arrêt, la distance jusqu’au prochain arrêt, le sens de déplacement et le nom du prochain arrêt pour chaque tramways</text:span></text:span></text:p>
      <text:p text:style-name="Standard"/>
      <text:p text:style-name="Standard"><text:span text:style-name="Police_20_par_20_défaut"><text:span text:style-name="T1">ListeLigne :</text:span></text:span></text:p>
      <text:p text:style-name="Standard"><text:span text:style-name="Police_20_par_20_défaut"><text:span text:style-name="T1">La classe listeligne contient un constructeur par défaut qui l’initialise à « nullptr », ainsi <text:s/>qu’un destructeur qui va supprimer tous les chaînons présent dans la liste.</text:span></text:span></text:p>
      <text:p text:style-name="Standard"><text:span text:style-name="Police_20_par_20_défaut"><text:span text:style-name="T1">Son constructeur par recopie va permettre de créer une nouvelle liste de ligne à partir d’une liste déjà existante.</text:span></text:span></text:p>
      <text:p text:style-name="Standard"><text:span text:style-name="Police_20_par_20_défaut"><text:span text:style-name="T1">La fonction « ajouter » permet de d’ajouter un nouveau chaînon dans la liste chaînée.</text:span></text:span></text:p>
      <text:p text:style-name="Standard"><text:span text:style-name="Police_20_par_20_défaut"><text:span text:style-name="T1">Les chaînons de cette liste sont composés de différentes lignes.</text:span></text:span></text:p>
      <text:p text:style-name="Standard"/>
      <text:p text:style-name="Standard"><text:span text:style-name="Police_20_par_20_défaut"><text:span text:style-name="T1">Ligne :</text:span></text:span></text:p>
      <text:p text:style-name="Standard"><text:span text:style-name="Police_20_par_20_défaut"><text:span text:style-name="T1">Les lignes sont des classes composées de listeArret et listeTramways contenant respectivement les différents arrêts et tramways dans une liste chaînée.</text:span></text:span></text:p>
      <text:p text:style-name="Standard"><text:span text:style-name="Police_20_par_20_défaut"><text:span text:style-name="T1">Elle contient un constructeur par défaut qui initialise la liste avec « nullptr ».</text:span></text:span></text:p>
      <text:p text:style-name="Standard"><text:soft-page-break/><text:span text:style-name="Police_20_par_20_défaut"><text:span text:style-name="T1">Cette classe possède également un constructeur par recopie afin d’initialiser les données de la nouvelle avec celles d’une liste déjà existante.</text:span></text:span></text:p>
      <text:p text:style-name="Standard"><text:span text:style-name="Police_20_par_20_défaut"><text:span text:style-name="T1">« ajouterArret » et « ajouterTram » permettent d’ajouter respectivement un nouvel arret et un nouveau tramway à la ligne.</text:span></text:span></text:p>
      <text:p text:style-name="P5">« chercherArret » et « chercherTramway » permettent de rechercher dans la ligne un arrêt et un tram en donnant respectivement le nom de l’arrêt et le numéro du tram.</text:p>
      <text:p text:style-name="P5">La fonction « afficheArret » fait appel à « affiche » de la classe arret.</text:p>
      <text:p text:style-name="P5"/>
      <text:p text:style-name="P5">ListeArret :</text:p>
      <text:p text:style-name="P5">La classe listeArret possède un constructeur par défaut qui l’initialise à « nullptr ».</text:p>
      <text:p text:style-name="P5">Son constructeur par recopie permet de créer une nouvelle liste en réutilisant les données d’une liste passée en paramètre.</text:p>
      <text:p text:style-name="P5">Son destructeur va supprimer chaque chaînon de la liste jusqu’à ce qu’elle soit vide.</text:p>
      <text:p text:style-name="P5">Cette classe est composé de plusieurs classe arret sous forme de liste chaînée. Elle contient plusieurs fonctions, tel que « ajouter » qui permet d’ajouter un nouveau chaînon arret dans la liste en le plaçant en fonction de l’ordre sur la ligne.</text:p>
      <text:p text:style-name="P5">La fonction « supprimer » permet d’enlever un chaînon de la chaîne. Le chaînon est trouvé grâce au nom de l’arrêt passé en paramètre.</text:p>
      <text:p text:style-name="P5">La fonction « chercher » va recherche un arret dans la liste chaînée en comparant les nom des arret avec la chaîne de caractère passé en paramètre puis la renvoyé si il se trouve dans la liste.</text:p>
      <text:p text:style-name="P5"/>
      <text:p text:style-name="P5">Arret :</text:p>
      <text:p text:style-name="P5">La classe arret contient les données d’un arrêt :</text:p>
      <text:p text:style-name="P5"><text:soft-page-break/>-le nom</text:p>
      <text:p text:style-name="P5">-la durée d’arrêt</text:p>
      <text:p text:style-name="P5">-la position</text:p>
      <text:p text:style-name="P5">Son constructeur permet d’initialiser ces données grâce aux différentes variables passée en paramètre.</text:p>
      <text:p text:style-name="P5"><text:s/>Elle est utilisé comme chaînon par la classe listeArret.</text:p>
      <text:p text:style-name="P5">En plus de son constructeur, elle contient la fonction affiche qui permet d’afficher la position de l’arrêt à l’écran.</text:p>
      <text:p text:style-name="P5"/>
      <text:p text:style-name="P5">ListeTramways :</text:p>
      <text:p text:style-name="P5">La fonction ListeTramways possède un constructeur par défaut qui initialise la tête de liste à « nullptr ».</text:p>
      <text:p text:style-name="P5">Elle possède aussi un constructeur par recopie qui prend les données d’une autre liste de tramways.</text:p>
      <text:p text:style-name="P5">Son destructeur supprime tout les tramways de la liste en partant de la tête.</text:p>
      <text:p text:style-name="P5">ListeTramways ajoute des tramways à sa liste grâce à la fonction ‘ajouter’ qui crée un tramway avec les données requises (numéro du tram, ligne, vitesse maximale, vitesse, distance minimum entre tram, temps d’arrêts, distance prochain arrêt, sens de déplacement, arrêts suivant, arrêts précédent)</text:p>
      <text:p text:style-name="P5">ListeTramways peut aussi ‘supprimer’ un tramway à l’aide de son numéro de tram.</text:p>
      <text:p text:style-name="P5">On peut obtenir les informations d’un tramways en particulier en le cherchant avec son numéro de tram avec la méthode ‘chercher’</text:p>
      <text:p text:style-name="P5"/>
      <text:p text:style-name="P5">Tramway :</text:p>
      <text:p text:style-name="P5">La classe Tramway est la classe utilisé par ListeTramway pour lister les véhicules Ferroviaires.</text:p>
      <text:p text:style-name="P5"><text:soft-page-break/>Son Constructeur par défaut construit un tram avec les données décrites précédemment.</text:p>
      <text:p text:style-name="P5">On peut calculer à l’aide de la classe Tramway et sa fonction ‘distance’ :</text:p>
      <text:p text:style-name="P5">-<text:tab/>la distance entre deux tramways</text:p>
      <text:p text:style-name="P5">-<text:tab/>la distance entre deux arrêts</text:p>
      <text:p text:style-name="P5">-<text:tab/>la distance entre un tramway et un arrêts</text:p>
      <text:p text:style-name="P5">‘GetPosition’ donne la position d’un tram.</text:p>
      <text:p text:style-name="P5"/>
      <text:p text:style-name="P9">Organigramme :</text:p>
      <text:p text:style-name="Standard"><draw:custom-shape text:anchor-type="paragraph" draw:z-index="13" draw:name="Forme1" draw:style-name="gr1" draw:text-style-name="P16" svg:width="0.99cm" svg:height="1.482cm" svg:x="6.128cm" svg:y="0.891cm"><text:p text:style-name="P15">Ma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4" draw:name="Forme2" draw:style-name="gr1" draw:text-style-name="P16" svg:width="1.438cm" svg:height="1.442cm" svg:x="5.366cm" svg:y="3.325cm"><text:p text:style-name="P15">listelign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0" draw:name="Forme3" draw:style-name="gr1" draw:text-style-name="P16" svg:width="0.795cm" svg:height="1.417cm" svg:x="6.53cm" svg:y="6.288cm"><text:p text:style-name="P15">lign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1" draw:name="Forme4" draw:style-name="gr1" draw:text-style-name="P16" svg:width="1.565cm" svg:height="1.714cm" svg:x="0.455cm" svg:y="9.802cm"><text:p text:style-name="P15">ListeArret</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2" draw:name="Forme5" draw:style-name="gr1" draw:text-style-name="P16" svg:width="2.317cm" svg:height="1.609cm" svg:x="10.022cm" svg:y="9.95cm"><text:p text:style-name="P15">ListeTramways</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 draw:name="Forme6" draw:style-name="gr1" draw:text-style-name="P16" svg:width="0.847cm" svg:height="1.29cm" svg:x="1.323cm" svg:y="13.294cm"><text:p text:style-name="P15">Arret</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4" draw:name="Forme7" draw:style-name="gr1" draw:text-style-name="P16" svg:width="1.599cm" svg:height="1.184cm" svg:x="11.06cm" svg:y="13.294cm"><text:p text:style-name="P15">Tramways</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onnector text:anchor-type="paragraph" draw:z-index="5" draw:name="Forme8" draw:style-name="gr2" draw:text-style-name="P17" draw:type="line" svg:x1="7.652cm" svg:y1="2.372cm" svg:x2="7.671cm" svg:y2="3.325cm" svg:d="M7652 2372l19 953" svg:viewBox="0 0 21 954"><text:p/></draw:connector><draw:connector text:anchor-type="paragraph" draw:z-index="6" draw:name="Forme9" draw:style-name="gr2" draw:text-style-name="P17" draw:type="line" svg:x1="7.736cm" svg:y1="4.766cm" svg:x2="7.756cm" svg:y2="6.287cm" svg:d="M7736 4766l20 1521" svg:viewBox="0 0 21 1522"><text:p/></draw:connector><draw:connector text:anchor-type="paragraph" draw:z-index="7" draw:name="Forme10" draw:style-name="gr2" draw:text-style-name="P17" draw:type="line" svg:x1="7.779cm" svg:y1="7.706cm" svg:x2="7.798cm" svg:y2="8.722cm" svg:d="M7779 7706l19 1016" svg:viewBox="0 0 21 1018"><text:p/></draw:connector><draw:connector text:anchor-type="paragraph" draw:z-index="8" draw:name="Forme11" draw:style-name="gr2" draw:text-style-name="P17" draw:type="line" svg:x1="2.656cm" svg:y1="8.765cm" svg:x2="12.328cm" svg:y2="8.765cm" svg:d="M2656 8765h9672" svg:viewBox="0 0 9673 2"><text:p/></draw:connector><draw:connector text:anchor-type="paragraph" draw:z-index="9" draw:name="Forme12" draw:style-name="gr2" draw:text-style-name="P17" draw:type="line" svg:x1="12.349cm" svg:y1="9.948cm" svg:x2="12.33cm" svg:y2="8.765cm" svg:d="M12349 9948l-19-1183" svg:viewBox="0 0 21 1185"><text:p/></draw:connector><draw:connector text:anchor-type="paragraph" draw:z-index="10" draw:name="Forme13" draw:style-name="gr2" draw:text-style-name="P17" draw:type="line" svg:x1="2.614cm" svg:y1="9.8cm" svg:x2="2.655cm" svg:y2="8.765cm" svg:d="M2614 9800l41-1035" svg:viewBox="0 0 42 1037"><text:p/></draw:connector><draw:connector text:anchor-type="paragraph" draw:z-index="11" draw:name="Forme14" draw:style-name="gr2" draw:text-style-name="P17" draw:type="line" svg:x1="2.572cm" svg:y1="13.294cm" svg:x2="2.572cm" svg:y2="11.516cm" svg:d="M2572 13294v-1778" svg:viewBox="0 0 2 1780"><text:p/></draw:connector><draw:connector text:anchor-type="paragraph" draw:z-index="12" draw:name="Forme15" draw:style-name="gr2" draw:text-style-name="P17" draw:type="line" svg:x1="12.455cm" svg:y1="13.294cm" svg:x2="12.414cm" svg:y2="11.559cm" svg:d="M12455 13294l-41-1735" svg:viewBox="0 0 42 1737"><text:p/></draw:connector><text:span text:style-name="Police_20_par_20_défaut"><text:span text:style-name="T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oft-page-break/><text:span text:style-name="Police_20_par_20_défaut"><text:span text:style-name="T5">Choix d’organisation :</text:span></text:span></text:p>
      <text:p text:style-name="P6">Pour la lecture des fichiers nous avons décidé de mettre nos données dans un seul fichier plutôt que de les séparer. <text:span text:style-name="T12">Nous avons fait cela</text:span> afin de facilité la lecture sans devoir chercher les différents fichiers correspondant à celui que l’on recherche.</text:p>
      <text:p text:style-name="P7">L’utilisation des listes chaînées à permis une facilité d’utilisation pour l’organisation des listes, notamment pour la liste des trams qui sont organisé par ordre croissant de leur numéro.</text:p>
      <text:p text:style-name="P7"><text:span text:style-name="T13">Nous avons décidé d’utiliser</text:span> WinBGI <text:span text:style-name="T13">pour nos fenêtre graphique car nous avions déjà dû l’utiliser lors de TP. Nous savions donc déjà nous en servir et ce programme est facile d’utilisation.</text:span></text:p>
      <text:p text:style-name="P5"/>
      <text:p text:style-name="P9">Contribution :</text:p>
      <text:p text:style-name="P5">Camille Henzelin :</text:p>
      <text:p text:style-name="P5"><text:span text:style-name="T10">Camille a écrit les fonctions </text:span>afficheArrets et affiche<text:bookmark text:name="_GoBack"/> <text:span text:style-name="T10">de la classe listeTramways.</text:span></text:p>
      <text:p text:style-name="P5"/>
      <text:p text:style-name="P5">Laurine Hug:</text:p>
      <text:p text:style-name="P5">Laurine s’est occupée en partie de la classe listeArret. Elle a programmé le destructeur de la classe ainsi que <text:span text:style-name="T11">l</text:span>es fonctions ajouter et supprimer.</text:p>
      <text:p text:style-name="P5">Elle a également écrit le constructeur par défaut, par recopie et le destructeur de la classe listeligne.</text:p>
      <text:p text:style-name="P5"/>
      <text:p text:style-name="P5">Julien Weissenberger :</text:p>
      <text:p text:style-name="P5">Julien a codé des fonctions de la classe listeTramways. Il a codé le constructeur par défaut, la constructeur par recopie ainsi que le destructeur. Les fonctions ajouter et supprimer ont également été faites par Julien.</text:p>
      <text:p text:style-name="P5"><text:soft-page-break/>La classe ligne a été réalisée par Julien. Il a fait les constructeurs par recopie et par défaut ainsi que les différentes fonctions de la classe : GetPosArret, ajouterArret, ajouterTram, chercherArret, chercherTramway.</text:p>
      <text:p text:style-name="Standard"><text:span text:style-name="Police_20_par_20_défaut"><text:span text:style-name="T1"/></text:span></text:p>
      <text:p text:style-name="Standard"><text:span text:style-name="Police_20_par_20_défaut"><text:span text:style-name="T1">Xavier Scherrer :</text:span></text:span></text:p>
      <text:p text:style-name="P10"><text:span text:style-name="Police_20_par_20_défaut"><text:span text:style-name="T2">Xavier s’est occupé de la </text:span></text:span><text:span text:style-name="Police_20_par_20_défaut"><text:span text:style-name="T3">fonction ajouter de la classe listeligne.</text:span></text:span></text:p>
      <text:p text:style-name="P10"><text:span text:style-name="Police_20_par_20_défaut"><text:span text:style-name="T3"/></text:span></text:p>
      <text:p text:style-name="P11"><text:span text:style-name="Police_20_par_20_défaut"><text:span text:style-name="T6">Conclusion :</text:span></text:span></text:p>
      <text:p text:style-name="P11"><text:span text:style-name="Police_20_par_20_défaut"><text:span text:style-name="T7">Nous avons trouvé ce projet très intéressant, il nous a permis de mettre en pratique la programmation des listes chaînées. Grâce a cette mise en pratique nous avons eu l’occasion de mieux comprendre leur fonctionnement.</text:span></text:span></text:p>
      <text:p text:style-name="P12"><text:span text:style-name="Police_20_par_20_défaut"><text:span text:style-name="T8">Durant le projet nous avons rencontré de nouvelles erreurs. Devoir les corriger nous à permis d’améliorer nos connaissances en programmation.</text:span></text:span></text:p>
      <text:p text:style-name="P12"><text:span text:style-name="Police_20_par_20_défaut"><text:span text:style-name="T8">Nous avons aussi appris à organisé notre programmation, </text:span></text:span><text:span text:style-name="Police_20_par_20_défaut"><text:span text:style-name="T9">répartir le travail entre les différents membres du groupe et prévoir des réunions pour mettre en commun ce que nous avons fa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_64 LibreOffice_project/686f202eff87ef707079aeb7f485847613344eb7</meta:generator>
    <meta:initial-creator>Xavier Scherrer</meta:initial-creator>
    <meta:creation-date>2018-03-22T13:24:00Z</meta:creation-date>
    <dc:date>2018-03-25T17:30:32.502000000</dc:date>
    <meta:editing-cycles>5</meta:editing-cycles>
    <meta:editing-duration>PT1H48M5S</meta:editing-duration>
    <meta:document-statistic meta:table-count="0" meta:image-count="0" meta:object-count="0" meta:page-count="8" meta:paragraph-count="75" meta:word-count="1125" meta:character-count="6940" meta:non-whitespace-character-count="58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ppData/Local/Packages/Microsoft.SkypeApp_kzf8qxf38zg5c/LocalState/Downloads/Rapport%20de%20projet%20tramCam.odt/Normal.dotm"/>
  </office:meta>
</office:document-meta>
</file>